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text:p text:style-name="P4"><text:a xlink:type="simple" xlink:href="https://stackoverflow.com/questions/36591329/adding-individual-image-in-dropdown-item" text:style-name="Internet_20_link" text:visited-style-name="Visited_20_Internet_20_Link">https://stackoverflow.com/questions/36591329/adding-individual-image-in-dropdown-item</text:a></text:p>
      <text:p text:style-name="P4">Lists and broadcast and sendMessage would be good here</text:p>
      <text:p text:style-name="P4">for drop downs have a left and right L R symbol with appropriate colour background – image</text:p>
      <text:p text:style-name="P4">48 by 48 pixels they change to show which dropdown bar if any they are the currents value for</text:p>
      <text:p text:style-name="P4"><text:a xlink:type="simple" xlink:href="https://www.youtube.com/watch?v=LRoqGsJGgA4" text:style-name="Internet_20_link" text:visited-style-name="Visited_20_Internet_20_Link">https://www.youtube.com/watch?v=LRoqGsJGgA4</text:a></text:p>
      <text:p text:style-name="P4">check out toggle group in the item in the template object in dropdown this may allow them to share</text:p>
      <text:p text:style-name="P4">label front face of blocks representing the bikes l and r</text:p>
      <text:p text:style-name="P4"/>
      <text:p text:style-name="P4">really need to do something with lists and get comfy with them</text:p>
      <text:p text:style-name="P4"/>
      <text:p text:style-name="P4">are the numbers necessary at all or just click on the symbol you wa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102</meta:editing-cycles>
    <meta:creation-date>2018-10-19T14:39:00</meta:creation-date>
    <dc:date>2018-12-01T12:03:57.91</dc:date>
    <meta:editing-duration>P4DT7H47M53S</meta:editing-duration>
    <meta:generator>OpenOffice/4.1.5$Win32 OpenOffice.org_project/415m1$Build-9789</meta:generator>
    <meta:document-statistic meta:table-count="0" meta:image-count="0" meta:object-count="0" meta:page-count="17" meta:paragraph-count="236" meta:word-count="4248" meta:character-count="236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